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6" style:family="paragraph" style:parent-style-name="Standard">
      <style:paragraph-properties style:text-autospace="none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cc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31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2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40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41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4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5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6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0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1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2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3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="Consolas" style:font-name-asian="Consolas1" style:font-name-complex="Consolas1"/>
    </style:style>
    <style:style style:name="T35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-asian="Consolas1" style:font-name-complex="Consolas1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font-name="Consolas1" style:font-name-asian="Consolas1" style:font-name-complex="Consolas1"/>
    </style:style>
    <style:style style:name="T42" style:family="text">
      <style:text-properties style:use-window-font-color="true" fo:font-size="14pt" style:font-size-asian="14pt" style:font-size-complex="14pt"/>
    </style:style>
    <style:style style:name="T43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4" style:family="text">
      <style:text-properties style:use-window-font-color="true" fo:font-weight="bold" style:font-weight-asian="bold" style:font-weight-complex="bold"/>
    </style:style>
    <style:style style:name="T45" style:family="text">
      <style:text-properties style:use-window-font-color="true" fo:font-weight="normal" style:font-weight-asian="normal" style:font-weight-complex="normal"/>
    </style:style>
    <style:style style:name="T4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style:font-name-asian="Consolas1" style:font-name-complex="Consolas1"/>
    </style:style>
    <style:style style:name="T49" style:family="text">
      <style:text-properties fo:color="#cc0000"/>
    </style:style>
    <style:style style:name="T50" style:family="text">
      <style:text-properties fo:color="#cc0000" style:font-name-asian="Consolas1" style:font-name-complex="Consolas1"/>
    </style:style>
    <style:style style:name="T51" style:family="text">
      <style:text-properties fo:color="#cc0000" fo:font-weight="bold" style:font-weight-asian="bold" style:font-weight-complex="bold"/>
    </style:style>
    <style:style style:name="T52" style:family="text">
      <style:text-properties fo:color="#cc0000" fo:font-weight="normal" style:font-weight-asian="normal" style:font-weight-complex="normal"/>
    </style:style>
    <style:style style:name="T53" style:family="text">
      <style:text-properties fo:color="#cc0000" style:text-underline-style="solid" style:text-underline-width="auto" style:text-underline-color="font-color"/>
    </style:style>
    <style:style style:name="T54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800000" style:font-name-asian="Consolas1" style:font-name-complex="Consolas1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58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59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0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1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3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4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style:font-name="Consolas1"/>
    </style:style>
    <style:style style:name="T68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style:style style:name="T69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42"><text:s text:c="7"/>5----4---2---1-1---- <text:s text:c="2"/>5----5---3---2-2---- <text:s text:c="2"/>4----3---3---1-2---- <text:s text:c="2"/>4----3---3---0-1---- <text:s text:c="2"/>----4---3---30--1--- <text:s text:c="8"/></text:p>
      <text:p text:style-name="P42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42"><text:s text:c="7"/>----4---3---30--1--- <text:s text:c="2"/>----5---4---41--2--- <text:s text:c="2"/>----3---3---01--2--- <text:s text:c="2"/>----3---2---00--1--- <text:s text:c="2"/>-------3--2-00---1--</text:p>
      <text:p text:style-name="P42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42"><text:s text:c="7"/>-------3--2-00---1-- <text:s text:c="2"/>-------4--3-11---2-- <text:s text:c="2"/>-------2--1-01---2-- <text:s text:c="2"/>-------2--0-01---2-- <text:s text:c="2"/>---------20-0-1----2</text:p>
      <text:p text:style-name="P42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42"><text:s text:c="7"/>---------20-0-1----2 <text:s text:c="2"/>---------31-1-2----3 <text:s text:c="2"/>---------01-1-2----3 <text:s text:c="2"/>---------01-0-1----2 <text:s text:c="2"/>-2-------0-10--1----</text:p>
      <text:p text:style-name="P42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42"><text:s text:c="7"/>-2-------0-10--1---- <text:s text:c="2"/>-3-------1-21--2---- <text:s text:c="2"/>-3-------1-01--2---- <text:s text:c="2"/>-3-------1-01--2---- <text:s text:c="2"/>----3-----10-1---2--</text:p>
      <text:p text:style-name="P42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32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2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3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ort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TAB</text:span> – Next.. <text:s/><text:span text:style-name="T9">TAB+Alt</text:span> – Prev.. </text:p>
      <text:p text:style-name="P1"><text:span text:style-name="T9"><text:s text:c="33"/>ENTER</text:span> – SaveSettings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51">Esc</text:span><text:span text:style-name="T49"> – Abort</text:span></text:p>
      <text:p text:style-name="P1"><text:s text:c="5"/><text:span text:style-name="T9">s</text:span> – Abort <text:s text:c="26"/><text:span text:style-name="T51">&gt;</text:span><text:span text:style-name="T49"> – Toggle ON/OFF</text:span></text:p>
      <text:p text:style-name="P1"><text:s text:c="5"/><text:span text:style-name="T9">LEER</text:span> – Next..<text:span text:style-name="T56"> </text:span><text:span text:style-name="T42">[MODE==STEP1||MODE==STEP6] </text:span><text:span text:style-name="T56"><text:s text:c="5"/></text:span><text:span text:style-name="T51">ENTER</text:span><text:span text:style-name="T49"> – Speichere Settings</text:span></text:p>
      <text:p text:style-name="P1"><text:s text:c="5"/><text:span text:style-name="T9">p</text:span> – Abort and print <text:span text:style-name="T56">[SAVE==ON]</text:span> <text:s text:c="8"/><text:span text:style-name="T51">{a-z,A-Z,0-9,:,\,., ,_,-}</text:span><text:span text:style-name="T49"> – Pfad</text:span> </text:p>
      <text:p text:style-name="P1"><text:s text:c="41"/><text:span text:style-name="T51">BACKSPACE</text:span><text:span text:style-name="T49"> – Zeichen löschen</text:span></text:p>
      <text:p text:style-name="P1"><text:span text:style-name="T49"><text:s text:c="41"/></text:span><text:span text:style-name="T51">F1</text:span><text:span text:style-name="T49">|</text:span><text:span text:style-name="T51">F2</text:span><text:span text:style-name="T49">|</text:span><text:span text:style-name="T51">F3</text:span><text:span text:style-name="T49"> - Toggle Farbschema</text:span></text:p>
      <text:p text:style-name="P1"/>
      <text:p text:style-name="P38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19"><text:s text:c="6"/>Streifen a </text:span><text:span text:style-name="T9">1000 Autos lang</text:span><text:span text:style-name="T19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19"><text:s text:c="4"/></text:span><text:span text:style-name="T9">Cruise-control (Tempomat): </text:span><text:span text:style-name="T19"><text:s text:c="7"/></text:span></text:p>
      <text:p text:style-name="P5"><text:span text:style-name="T19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19">Wenn <text:s text:c="2"/>[</text:span><text:span text:style-name="T58">iIncreasedDelayAtV0Prozent &gt; 0</text:span><text:span text:style-name="T57">], dann:</text:span></text:p>
      <text:p text:style-name="P5"><text:span text:style-name="T19"><text:s text:c="6"/>Wenn im Zustand '</text:span><text:span text:style-name="T9">NewTick</text:span><text:span text:style-name="T19">' [</text:span><text:span text:style-name="T9">v == 0</text:span><text:span text:style-name="T19">] benutze in dieser Runde </text:span><text:span text:style-name="T9">X als </text:span></text:p>
      <text:p text:style-name="P5"><text:span text:style-name="T9"><text:s text:c="6"/>Trödelwahrscheinlichkeit</text:span><text:span text:style-name="T19"> im Zustand '</text:span><text:span text:style-name="T9">Trödeln</text:span><text:span text:style-name="T19">'. =&gt; Der Fahrer trödelt dann beim anfahren stärker.</text:span></text:p>
      <text:p text:style-name="P5"><text:span text:style-name="T18"><text:s text:c="6"/></text:span><text:span text:style-name="T17">(X</text:span><text:span text:style-name="T65">∈</text:span><text:span text:style-name="T17">{0..99}:X&gt;</text:span><text:span text:style-name="T58">iPDDProzent</text:span><text:span text:style-name="T17">:X=</text:span><text:span text:style-name="T59">iPDDProzent</text:span><text:span text:style-name="T17">+(100-X)*</text:span><text:span text:style-name="T59">iIncreasedDelayAtV0Prozent</text:span><text:span text:style-name="T17">) </text:span></text:p>
      <text:p text:style-name="P4"><text:s text:c="6"/></text:p>
      <text:p text:style-name="P5"><text:s text:c="4"/><text:span text:style-name="T9">Save to file/Save State:</text:span></text:p>
      <text:p text:style-name="P5"><text:s text:c="6"/>Wenn <text:span text:style-name="T19">[</text:span><text:span text:style-name="T9">SAVE==ON</text:span><text:span text:style-name="T19">] wird immer nach dem Zustand '</text:span><text:span text:style-name="T9">Teste Stau</text:span><text:span text:style-name="T45">' der </text:span><text:span text:style-name="T44">Zustand der Autos komprimiert gespeichert</text:span><text:span text:style-name="T45">.</text:span></text:p>
      <text:p text:style-name="P5"><text:span text:style-name="T19"><text:s text:c="6"/>Wenn, </text:span><text:span text:style-name="T9">p – Abort and print [SAVE==ON]</text:span><text:span text:style-name="T19">, gedrückt wird, wird der Algorithmus abgebrochen und </text:span><text:span text:style-name="T52">alle</text:span></text:p>
      <text:p text:style-name="P5"><text:span text:style-name="T52"><text:s text:c="6"/>bisher </text:span><text:span text:style-name="T51">gespeicherten Zustände</text:span><text:span text:style-name="T52"> als </text:span><text:span text:style-name="T51">Farbschema </text:span><text:span text:style-name="T52">in eine </text:span><text:span text:style-name="T51">*.bmp </text:span><text:span text:style-name="T52">Datei gespeichert</text:span><text:span text:style-name="T19">.</text:span></text:p>
      <text:p text:style-name="P5"><text:span text:style-name="T19"><text:s text:c="6"/>Falls der Algorithmus abgebrochen wird aufgrund von [</text:span><text:span text:style-name="T9">Ticks &gt;= MAXTICKS</text:span><text:span text:style-name="T19">] und [</text:span><text:span text:style-name="T9">SAVE==ON</text:span><text:span text:style-name="T19">] </text:span></text:p>
      <text:p text:style-name="P4"><text:s text:c="6"/><text:span text:style-name="T49">werden auch die bisher </text:span><text:span text:style-name="T51">gespeicherten Zustände</text:span><text:span text:style-name="T49"> als </text:span><text:span text:style-name="T51">Farbschema</text:span><text:span text:style-name="T49"> in eine Datei (</text:span><text:span text:style-name="T51">*.bmp</text:span><text:span text:style-name="T49">) gespeichert</text:span>.</text:p>
      <text:p text:style-name="P4"><text:s text:c="6"/><text:span text:style-name="T49">Beim Speichern in die Datei (</text:span><text:span text:style-name="T51">*.bmp</text:span><text:span text:style-name="T49">) werden immer </text:span><text:span text:style-name="T51">die komprimierten Zustände</text:span><text:span text:style-name="T49"> in ein </text:span></text:p>
      <text:p text:style-name="P4"><text:span text:style-name="T51"><text:s text:c="6"/>Farbschema</text:span><text:span text:style-name="T49"> umgewandelt.</text:span></text:p>
      <text:p text:style-name="P4"/>
      <text:p text:style-name="P5"><text:span text:style-name="T19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<text:span text:style-name="T49">werden auch die bisher gespeicherten Zustände in eine Datei </text:span></text:p>
      <text:p text:style-name="P4"><text:span text:style-name="T49"><text:s text:c="6"/>(</text:span><text:span text:style-name="T51">*.bmp</text:span><text:span text:style-name="T49">)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19"><text:s text:c="2"/>Trödelwahrscheinlichkeit (</text:span><text:span text:style-name="T58">iPDDProzent bzw X</text:span><text:span text:style-name="T57">)</text:span><text:span text:style-name="T19">. </text:span></text:p>
      <text:p text:style-name="P5"><text:span text:style-name="T19"><text:s text:c="6"/>Wenn [</text:span><text:span text:style-name="T9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37"/>
      <text:p text:style-name="P5"><text:span text:style-name="T19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66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44">AUTO6|AUTOX</text:span><text:span text:style-name="T22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7"><text:s text:c="4"/></text:p>
      <text:p text:style-name="P5"><text:span text:style-name="T19"><text:s text:c="4"/></text:span><text:span text:style-name="T44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8"><text:s text:c="6"/><text:span text:style-name="T22">Die Zeit ohne Staus wird nicht gemessen.</text:span></text:p>
      <text:p text:style-name="P28"/>
      <text:p text:style-name="P28"><text:s text:c="4"/><text:span text:style-name="T44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8"><text:s text:c="6"/><text:span text:style-name="T22">Die Zeit ohne Staus wird nicht gemessen.</text:span></text:p>
      <text:p text:style-name="P4"/>
      <text:p text:style-name="P4"><text:s text:c="4"/><text:span text:style-name="T44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2"><text:s/></text:span><text:span text:style-name="T44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44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<text:span text:style-name="T49">werden auch die </text:span><text:span text:style-name="T51">bisher gespeicherten Zustände</text:span><text:span text:style-name="T49"> in eine Datei (</text:span><text:span text:style-name="T51">*.bmp</text:span><text:span text:style-name="T49">) als </text:span><text:span text:style-name="T51">Farbschema</text:span><text:span text:style-name="T49">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49">die </text:span><text:span text:style-name="T51">bisher gespeicherten Zustände</text:span><text:span text:style-name="T49"> als </text:span><text:span text:style-name="T51">*.bmp</text:span><text:span text:style-name="T49"> in ein </text:span></text:p>
      <text:p text:style-name="P4"><text:span text:style-name="T51"><text:s text:c="6"/>Farbschema</text:span><text:span text:style-name="T49"> umgerechnet und in eine Datei gespeichert.</text:span></text:p>
      <text:p text:style-name="P4"/>
      <text:p text:style-name="P7"/>
      <text:p text:style-name="P7"><text:s text:c="3"/></text:p>
      <text:p text:style-name="P7"/>
      <text:p text:style-name="P34"><text:s text:c="6"/></text:p>
      <text:p text:style-name="P7"><text:s text:c="3"/><text:span text:style-name="T46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2">:***.X%***Save to file:***********OFF**</text:span></text:p>
      <text:p text:style-name="P7"><text:span text:style-name="T22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26x11 <text:s text:c="6"/></text:p>
      <text:p text:style-name="P7"><text:s text:c="12"/>************************** <text:s text:c="139"/></text:p>
      <text:p text:style-name="P7"><text:s text:c="12"/>**Cars:**.XX***[+/-]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-DD:**.X%************** <text:s text:c="178"/></text:p>
      <text:p text:style-name="P7"><text:s text:c="12"/>************************** <text:s text:c="2"/></text:p>
      <text:p text:style-name="P7"><text:s text:c="12"/>**IDV0:**.X%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4"><text:s text:c="442"/></text:p>
      <text:p text:style-name="P7"><text:s text:c="2"/><text:span text:style-name="T46">Datenstrukturen</text:span><text:span text:style-name="T47"> <text:s text:c="19"/></text:span>enum toggle { on, off };</text:p>
      <text:p text:style-name="P8"/>
      <text:p text:style-name="Standard"><text:span text:style-name="T11"><text:s text:c="5"/></text:span><text:span text:style-name="T23">struct object_car <text:s text:c="28"/></text:span><text:span text:style-name="T23"><text:s/>struct gaugings</text:span></text:p>
      <text:p text:style-name="P13"><text:s text:c="5"/>{ <text:s text:c="45"/>{ <text:s text:c="98"/></text:p>
      <text:p text:style-name="P14"><text:span text:style-name="T48"><text:s text:c="8"/>int iV; <text:s text:c="39"/></text:span><text:span text:style-name="T13">int iTicks;</text:span><text:span text:style-name="T48"> <text:s text:c="74"/></text:span></text:p>
      <text:p text:style-name="P14"><text:span text:style-name="T48"><text:s text:c="8"/>int iVChange; <text:s text:c="33"/></text:span><text:span text:style-name="T13">int iTotalTrafficJams;</text:span><text:span text:style-name="T48"> <text:s text:c="80"/></text:span></text:p>
      <text:p text:style-name="P26"><text:span text:style-name="T23"><text:s text:c="8"/>int iJamGroupId; <text:s text:c="30"/></text:span><text:span text:style-name="T23">int iCurrentTrafficJams;</text:span><text:span text:style-name="T23"> <text:s text:c="87"/></text:span></text:p>
      <text:p text:style-name="P14"><text:span text:style-name="T48"><text:s text:c="8"/>int iPosition; <text:s text:c="32"/></text:span><text:span text:style-name="T13">cloc</text:span><text:span text:style-name="T48">k_t runtime;</text:span><text:span text:style-name="T48"> <text:s text:c="90"/></text:span></text:p>
      <text:p text:style-name="P13"><text:s text:c="8"/>bool bIsInJam; <text:s text:c="32"/>char acTimeStamp[TIMESTAMPLENGTH];</text:p>
      <text:p text:style-name="P26"><text:span text:style-name="T23"><text:s text:c="8"/>bool bDoDelayAtV0; <text:s text:c="28"/></text:span><text:span text:style-name="T25">struct saveState ppsState[STREET_LENGTH][MAXTICKS]; <text:s/></text:span><text:span text:style-name="T23"><text:s text:c="159"/></text:span></text:p>
      <text:p text:style-name="P25"><text:span text:style-name="T23"><text:s text:c="5"/>};</text:span><text:span text:style-name="T24"> <text:s text:c="3"/></text:span><text:span text:style-name="T25"><text:s text:c="41"/>}; <text:s text:c="76"/></text:span></text:p>
      <text:p text:style-name="P13"><text:span text:style-name="T24"><text:s text:c="62"/></text:span><text:span text:style-name="T6"><text:s text:c="62"/></text:span></text:p>
      <text:p text:style-name="P26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3"><text:s text:c="5"/>{<text:span text:style-name="T10"> <text:s text:c="45"/>{ <text:s text:c="77"/></text:span></text:p>
      <text:p text:style-name="P14"><text:span text:style-name="T48"><text:s text:c="8"/>newtick = 0,</text:span><text:span text:style-name="T13"> <text:s text:c="34"/></text:span><text:span text:style-name="T48">struct settings sSettings;</text:span><text:span text:style-name="T13"> <text:s text:c="83"/></text:span></text:p>
      <text:p text:style-name="P14"><text:span text:style-name="T48"><text:s text:c="8"/>accelerate,</text:span><text:span text:style-name="T13"> <text:s text:c="35"/></text:span><text:span text:style-name="T48">struct gaugings sGaugings;</text:span><text:span text:style-name="T13"> <text:s text:c="87"/></text:span></text:p>
      <text:p text:style-name="P14"><text:span text:style-name="T48"><text:s text:c="8"/>retard,</text:span><text:span text:style-name="T13"> <text:s text:c="39"/></text:span><text:span text:style-name="T48">struct object_car asCars[990];</text:span><text:span text:style-name="T13"> <text:s text:c="82"/></text:span></text:p>
      <text:p text:style-name="P14"><text:span text:style-name="T48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 <text:s text:c="35"/></text:span><text:span text:style-name="T69">enum mode</text:span><text:span text:style-name="T13"> <text:s text:c="80"/></text:span></text:p>
      <text:p text:style-name="P25"><text:span text:style-name="T23"><text:s text:c="5"/>};</text:span><text:span text:style-name="T24"> <text:s text:c="16"/></text:span><text:span text:style-name="T11"><text:s text:c="28"/></text:span><text:span text:style-name="T43">{</text:span><text:span text:style-name="T11"> <text:s text:c="3"/></text:span></text:p>
      <text:p text:style-name="P25"><text:span text:style-name="T25"><text:s text:c="3"/></text:span><text:span text:style-name="T11"><text:s text:c="48"/></text:span><text:span text:style-name="T25"><text:s text:c="4"/></text:span><text:span text:style-name="T43">step1,</text:span></text:p>
      <text:p text:style-name="P26"><text:span text:style-name="T25"><text:s text:c="5"/>struct settings <text:s text:c="34"/></text:span><text:span text:style-name="T26">step6,</text:span><text:span text:style-name="T25"> </text:span></text:p>
      <text:p text:style-name="P24"><text:span text:style-name="T16"><text:s text:c="5"/></text:span><text:span text:style-name="T13">{ <text:s text:c="48"/></text:span><text:span text:style-name="T68">auto6,</text:span></text:p>
      <text:p text:style-name="P14"><text:span text:style-name="T7"><text:s text:c="5"/></text:span><text:span text:style-name="T48"><text:s text:c="3"/>int iVMax; <text:s text:c="36"/>autoX</text:span></text:p>
      <text:p text:style-name="P24"><text:span text:style-name="T16"><text:s text:c="5"/></text:span><text:span text:style-name="T13"><text:s text:c="3"/>int iCars; <text:s text:c="33"/>};</text:span></text:p>
      <text:p text:style-name="P14"><text:span text:style-name="T7"><text:s text:c="5"/></text:span><text:span text:style-name="T48"><text:s text:c="3"/>int iPDDProzent; <text:s text:c="30"/></text:span></text:p>
      <text:p text:style-name="P14"><text:span text:style-name="T16"><text:s text:c="5"/></text:span><text:span text:style-name="T48"><text:s text:c="3"/>enum toggle eTCruiseControl; <text:s text:c="15"/></text:span><text:span text:style-name="T7">struct saveState</text:span><text:span text:style-name="T48"> <text:s text:c="2"/></text:span></text:p>
      <text:p text:style-name="P26"><text:span text:style-name="T25"><text:s text:c="5"/></text:span><text:span text:style-name="T23"><text:s text:c="3"/>int iIncreasedDelayAtV0Prozent; <text:s text:c="12"/>{</text:span></text:p>
      <text:p text:style-name="P14"><text:span text:style-name="T48"><text:s/></text:span><text:span text:style-name="T7"><text:s text:c="5"/></text:span><text:span text:style-name="T48"><text:s text:c="2"/>enum toggle eTSaveToFile; <text:s text:c="21"/></text:span><text:span text:style-name="T7">unsigned int bEnable <text:s/>: <text:s/>1;</text:span></text:p>
      <text:p text:style-name="P14"><text:span text:style-name="T7"><text:s text:c="5"/></text:span><text:span text:style-name="T48"><text:s text:c="3"/>enum mode eMode; <text:s text:c="30"/></text:span><text:span text:style-name="T7">unsigned int bIsInJam : <text:s/>1; </text:span></text:p>
      <text:p text:style-name="P14"><text:span text:style-name="T7"><text:s text:c="8"/></text:span><text:span text:style-name="T48">char acFilename[COMPLPATHLENGTH]; <text:s text:c="13"/></text:span><text:span text:style-name="T7">unsigned int bVTotal <text:s/>: <text:s/>6;</text:span></text:p>
      <text:p text:style-name="P14"><text:span text:style-name="T16"><text:s text:c="5"/></text:span><text:span text:style-name="T48"><text:s text:c="3"/>char acComplFilePath[COMPLPATHLENGTH]; <text:s text:c="8"/></text:span><text:span text:style-name="T7">unsigned int bJamGroup: 24;</text:span></text:p>
      <text:p text:style-name="P25"><text:span text:style-name="T25"><text:s text:c="5"/></text:span><text:span text:style-name="T23">};</text:span><text:span text:style-name="T25"> <text:s text:c="44"/>};</text:span></text:p>
      <text:p text:style-name="P39"/>
      <text:p text:style-name="Standard"><text:span text:style-name="T23"><text:s text:c="2"/></text:span><text:span text:style-name="T30">Algorithmus</text:span></text:p>
      <text:p text:style-name="P12"/>
      <text:p text:style-name="Standard"><text:span text:style-name="T23"><text:s text:c="5"/></text:span><text:span text:style-name="T28">do newtick:</text:span><text:span text:style-name="T23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8"><text:s text:c="9"/>[settings</text:span><text:span text:style-name="T13">.iIncreasedDelayAtV0Prozent &gt;</text:span><text:span text:style-name="T13"> 0 &amp;&amp; iV + iVChange== 0</text:span><text:span text:style-name="T48">] { </text:span><text:span text:style-name="T13">bDoDelayAtV0 = true; }</text:span><text:span text:style-name="T48"> <text:s text:c="91"/></text:span></text:p>
      <text:p text:style-name="P13"><text:s text:c="98"/></text:p>
      <text:p text:style-name="P14"><text:span text:style-name="T48"><text:s text:c="5"/></text:span><text:span text:style-name="T3">print newtick</text:span></text:p>
      <text:p text:style-name="P18"><text:span text:style-name="T48"><text:s text:c="5"/></text:span><text:span text:style-name="T61">userinteractionSTEP1</text:span></text:p>
      <text:p text:style-name="P13"><text:s text:c="167"/></text:p>
      <text:p text:style-name="P25"><text:span text:style-name="T23"><text:s text:c="5"/></text:span><text:span text:style-name="T29">do accelerate:</text:span><text:span text:style-name="T25"> <text:s text:c="195"/></text:span></text:p>
      <text:p text:style-name="P26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3"><text:s text:c="5"/><text:span text:style-name="T10"><text:s text:c="78"/></text:span></text:p>
      <text:p text:style-name="P14"><text:span text:style-name="T48"><text:s text:c="5"/></text:span><text:span text:style-name="T3">print accelerate</text:span><text:span text:style-name="T48"> <text:s/></text:span></text:p>
      <text:p text:style-name="P14"><text:span text:style-name="T48"><text:s text:c="5"/></text:span><text:span text:style-name="T61">userinteractionSTEP1</text:span><text:span text:style-name="T48"> <text:s text:c="89"/></text:span></text:p>
      <text:p text:style-name="P14"><text:span text:style-name="T48"><text:s text:c="5"/></text:span><text:span text:style-name="T13"><text:s text:c="91"/></text:span></text:p>
      <text:p text:style-name="P14"><text:span text:style-name="T48"><text:s text:c="5"/></text:span><text:span text:style-name="T15">do </text:span><text:span text:style-name="T3">retard:</text:span><text:span text:style-name="T13"> <text:s text:c="86"/></text:span><text:span text:style-name="T48"><text:s text:c="80"/></text:span></text:p>
      <text:p text:style-name="P6"><text:span text:style-name="T36"><text:s text:c="5"/></text:span><text:span text:style-name="T34"><text:s text:c="4"/>[iV + iVChange &gt; </text:span><text:span text:style-name="T40">diff(myCar.iPosition, carInFront.iPosition)]</text:span></text:p>
      <text:p text:style-name="P26"><text:span text:style-name="T25"><text:s text:c="3"/></text:span><text:span text:style-name="T11"><text:s text:c="2"/></text:span><text:span text:style-name="T25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6"><text:s text:c="124"/></text:span><text:s text:c="91"/></text:p>
      <text:p text:style-name="P7"><text:s text:c="5"/><text:span text:style-name="T38">print retard</text:span> <text:s text:c="3"/></text:p>
      <text:p text:style-name="P7"><text:s text:c="5"/><text:span text:style-name="T60">userinteractionSTEP1</text:span></text:p>
      <text:p text:style-name="P7"><text:s text:c="50"/><text:span text:style-name="T36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6"/>
      <text:p text:style-name="P7"><text:s text:c="5"/><text:span text:style-name="T1">do </text:span><text:span text:style-name="T32">dilly_dally:</text:span> <text:s text:c="218"/></text:p>
      <text:p text:style-name="P7"><text:s text:c="9"/>[ <text:span text:style-name="T34">iV + iVChange &gt; 0 ]</text:span></text:p>
      <text:p text:style-name="P7"><text:span text:style-name="T36"><text:s text:c="9"/>{</text:span> <text:s text:c="73"/></text:p>
      <text:p text:style-name="P5"><text:span text:style-name="T6"><text:s text:c="12"/>[</text:span><text:span text:style-name="T40">settings.</text:span><text:span text:style-name="T41">iIncreasedDelayAtV0Prozent</text:span><text:span text:style-name="T35"> &gt; 0 &amp;&amp; bDoDelayAtV0 == true</text:span><text:span text:style-name="T6">]</text:span></text:p>
      <text:p text:style-name="P7"><text:s text:c="6"/><text:span text:style-name="T49"><text:s text:c="6"/></text:span><text:span text:style-name="T22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67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5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5"><text:span text:style-name="T25"><text:s text:c="12"/>else [Random(0..100) &lt; settings.</text:span><text:span text:style-name="T25">iPDDProzent</text:span><text:span text:style-name="T25">]</text:span></text:p>
      <text:p text:style-name="P17"><text:s text:c="12"/>{</text:p>
      <text:p text:style-name="P23"><text:span text:style-name="T12"><text:s text:c="15"/></text:span><text:span text:style-name="T12">iVChange--;</text:span></text:p>
      <text:p text:style-name="P17"><text:s text:c="12"/>}</text:p>
      <text:p text:style-name="P25"><text:span text:style-name="T25"><text:s text:c="9"/>}</text:span><text:span text:style-name="T25"> <text:s/></text:span></text:p>
      <text:p text:style-name="P17"><text:s text:c="11"/></text:p>
      <text:p text:style-name="P25"><text:span text:style-name="T25"><text:s text:c="5"/></text:span><text:span text:style-name="T29">print dilly_dally</text:span><text:span text:style-name="T25"> </text:span></text:p>
      <text:p text:style-name="P25"><text:span text:style-name="T25"><text:s text:c="5"/></text:span><text:span text:style-name="T62">userinteractionSTEP1</text:span><text:span text:style-name="T25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2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60">userinteractionSTEP1</text:span></text:p>
      <text:p text:style-name="P20"/>
      <text:p text:style-name="P20"/>
      <text:p text:style-name="P35"/>
      <text:p text:style-name="P7"><text:s text:c="5"/><text:span text:style-name="T1">do test_jam</text:span></text:p>
      <text:p text:style-name="P7"/>
      <text:p text:style-name="P7"><text:s text:c="8"/>gaugings.iTicks++;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><text:s text:c="8"/><text:span text:style-name="T22">[settings.eTSaveToFile == on] </text:span></text:p>
      <text:p text:style-name="P15"><text:s text:c="8"/>{</text:p>
      <text:p text:style-name="P15"><text:s text:c="11"/>for ( int i = 0 ; i &lt; settings.iCars ; i++ ) </text:p>
      <text:p text:style-name="P15"><text:s text:c="11"/>{</text:p>
      <text:p text:style-name="P15"><text:s text:c="14"/>saveCarState(gaugings.iTicks, gaugings.ppsState, asCars, i);</text:p>
      <text:p text:style-name="P15"><text:s text:c="11"/>}</text:p>
      <text:p text:style-name="P15"><text:s text:c="8"/>}</text:p>
      <text:p text:style-name="P7"/>
      <text:p text:style-name="P7"/>
      <text:p text:style-name="P7"><text:s text:c="2"/><text:span text:style-name="T1">print test_jam + </text:span><text:span text:style-name="T38">print gaugings</text:span> <text:s text:c="2"/></text:p>
      <text:p text:style-name="P7"><text:s text:c="2"/><text:span text:style-name="T38">userinteraction</text:span> <text:s text:c="3"/></text:p>
      <text:p text:style-name="P7"/>
      <text:p text:style-name="P36"/>
      <text:p text:style-name="P7"><text:s text:c="5"/><text:span text:style-name="T1">do test_jam_OnOne(int iCarId):</text:span></text:p>
      <text:p text:style-name="P7"><text:s text:c="8"/></text:p>
      <text:p text:style-name="P7"><text:s text:c="8"/>[<text:span text:style-name="T36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6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50"><text:s text:c="12"/></text:span><text:span text:style-name="T36"><text:s text:c="2"/>}</text:span></text:p>
      <text:p text:style-name="P7"><text:span text:style-name="T55"><text:s text:c="11"/></text:span>}</text:p>
      <text:p text:style-name="P7"><text:s text:c="11"/>else [<text:span text:style-name="T36">diff(myCar.iPosition, carInFront.iPosition) &lt;= 1</text:span>] {</text:p>
      <text:p text:style-name="P7"><text:s text:c="14"/>[ <text:span text:style-name="T36">do_test_jam( carInFront/Id ) == true] {</text:span></text:p>
      <text:p text:style-name="P16"><text:s text:c="17"/>//FALL C</text:p>
      <text:p text:style-name="P7"><text:s text:c="17"/><text:span text:style-name="T36">bIsInJam = true; </text:span></text:p>
      <text:p text:style-name="P16"><text:s text:c="17"/>iJamGroupId = carInFront.iJamGroupId;</text:p>
      <text:p text:style-name="P7"><text:span text:style-name="T49"><text:s text:c="13"/></text:span><text:span text:style-name="T22"><text:s/>}</text:span></text:p>
      <text:p text:style-name="P7"><text:s text:c="11"/>}</text:p>
      <text:p text:style-name="P7"><text:s text:c="8"/>}</text:p>
      <text:p text:style-name="P7"><text:s text:c="8"/>return <text:span text:style-name="T36">bIsInJam;</text:span></text:p>
      <text:p text:style-name="P34"><text:s text:c="90"/></text:p>
      <text:p text:style-name="Standard"><text:span text:style-name="T23"><text:s text:c="2"/></text:span><text:span text:style-name="T30">Algorithmus STEP1+STEP6+AUTO1+AUTOX</text:span></text:p>
      <text:p text:style-name="P16"><text:s/></text:p>
      <text:p text:style-name="P16"><text:s text:c="5"/>18 Steps</text:p>
      <text:p text:style-name="P16"/>
      <text:p text:style-name="P27"><text:span text:style-name="T35"><text:s text:c="5"/></text:span><text:span text:style-name="T35">[ 0] d</text:span><text:span text:style-name="T33">o newtick</text:span><text:span text:style-name="T35"> <text:s text:c="89"/></text:span><text:span text:style-name="T34"><text:s text:c="81"/></text:span></text:p>
      <text:p text:style-name="P14"><text:span text:style-name="T48"><text:s text:c="5"/></text:span><text:span text:style-name="T7">[ 1] </text:span><text:span text:style-name="T48">[settings.eMode == step1] {</text:span><text:span text:style-name="T3">print newtick}</text:span></text:p>
      <text:p text:style-name="P14"><text:span text:style-name="T8"><text:s text:c="5"/></text:span><text:span text:style-name="T7">[ 2] </text:span><text:span text:style-name="T63">userinteractionSTEP1</text:span><text:span text:style-name="T48"> <text:s text:c="155"/></text:span></text:p>
      <text:p text:style-name="P6"><text:span text:style-name="T36"><text:s text:c="5"/></text:span><text:span text:style-name="T40">[ 3] </text:span><text:span text:style-name="T39">do accelerate</text:span><text:span text:style-name="T40"> <text:s text:c="192"/></text:span><text:span text:style-name="T36"><text:s text:c="71"/></text:span></text:p>
      <text:p text:style-name="P14"><text:span text:style-name="T48"><text:s text:c="5"/></text:span><text:span text:style-name="T7">[ 4] </text:span><text:span text:style-name="T48">[settings.eMode == step1] {</text:span><text:span text:style-name="T3">print accelerate}</text:span><text:span text:style-name="T48"> <text:s/></text:span></text:p>
      <text:p text:style-name="P14"><text:span text:style-name="T48"><text:s text:c="5"/></text:span><text:span text:style-name="T7">[ 5] </text:span><text:span text:style-name="T63">userinteractionSTEP1</text:span><text:span text:style-name="T48"> <text:s text:c="178"/></text:span></text:p>
      <text:p text:style-name="P6"><text:span text:style-name="T36"><text:s text:c="5"/></text:span><text:span text:style-name="T40">[ 6] </text:span><text:span text:style-name="T38">do retard</text:span><text:span text:style-name="T36"> <text:s text:c="162"/></text:span><text:span text:style-name="T6"><text:s text:c="91"/></text:span><text:span text:style-name="T40"><text:s text:c="124"/></text:span><text:span text:style-name="T6"><text:s text:c="91"/></text:span></text:p>
      <text:p text:style-name="P7"><text:s text:c="5"/><text:span text:style-name="T36">[ 7] [settings.eMode == step1] {</text:span><text:span text:style-name="T38">print retard}</text:span> <text:s text:c="3"/></text:p>
      <text:p text:style-name="P7"><text:s text:c="5"/><text:span text:style-name="T36">[ 8] </text:span><text:span text:style-name="T64">userinteractionSTEP1</text:span> <text:s text:c="50"/><text:span text:style-name="T36"><text:s text:c="124"/></text:span><text:s text:c="16"/></text:p>
      <text:p text:style-name="P7"><text:s text:c="5"/><text:span text:style-name="T36">[ 9] </text:span><text:span text:style-name="T1">do </text:span><text:span text:style-name="T38">dilly_dally</text:span> <text:s text:c="218"/></text:p>
      <text:p text:style-name="P6"><text:span text:style-name="T40"><text:s text:c="5"/>[10] [settings.eMode == step1] {</text:span><text:span text:style-name="T39">print dilly_dally}</text:span><text:span text:style-name="T40"> </text:span></text:p>
      <text:p text:style-name="P6"><text:span text:style-name="T40"><text:s text:c="5"/>[11] </text:span><text:span text:style-name="T63">userinteractionSTEP1</text:span><text:span text:style-name="T6"> <text:s text:c="99"/></text:span></text:p>
      <text:p text:style-name="P7"><text:span text:style-name="T10"><text:s text:c="5"/></text:span><text:span text:style-name="T34">[12] </text:span><text:span text:style-name="T14">do </text:span><text:span text:style-name="T32">drive</text:span><text:span text:style-name="T10"> <text:s text:c="17"/></text:span><text:s text:c="576"/></text:p>
      <text:p text:style-name="P7"><text:s text:c="5"/><text:span text:style-name="T36">[13] [settings.eMode == step1] {</text:span><text:span text:style-name="T1">print drive}</text:span></text:p>
      <text:p text:style-name="P7"><text:s text:c="5"/><text:span text:style-name="T36">[14] </text:span><text:span text:style-name="T60">userinteractionSTEP1</text:span></text:p>
      <text:p text:style-name="P7"><text:s text:c="5"/><text:span text:style-name="T36">[15] </text:span><text:span text:style-name="T1">do test_jam(int iCarId)</text:span> <text:s text:c="60"/></text:p>
      <text:p text:style-name="P7"><text:s text:c="5"/><text:span text:style-name="T36">[16] [settings.eMode != AUTOX] {</text:span><text:span text:style-name="T37">p</text:span><text:span text:style-name="T1">rint test_jam</text:span>} <text:s/><text:span text:style-name="T38">print gaugings</text:span> <text:s text:c="7"/></text:p>
      <text:p text:style-name="Standard"><text:span text:style-name="T25"><text:s text:c="5"/>[17] </text:span><text:span text:style-name="T29">userinteraction</text:span></text:p>
      <text:p text:style-name="P19"/>
      <text:p text:style-name="P19"/>
      <text:p text:style-name="P19"/>
      <text:p text:style-name="P40"/>
      <text:p text:style-name="Standard"><text:span text:style-name="T27"><text:s text:c="2"/></text:span><text:span text:style-name="T30">userinteraction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43"/>
      <text:p text:style-name="P43"><text:s text:c="3"/>[pModell-&gt;sSettings.eMode == step1 || pModell-&gt;sSettings.eMode == step6]</text:p>
      <text:p text:style-name="P43"><text:s text:c="3"/>{</text:p>
      <text:p text:style-name="P43"><text:s text:c="6"/>do</text:p>
      <text:p text:style-name="P43"><text:s text:c="6"/>{</text:p>
      <text:p text:style-name="P43"><text:s text:c="9"/>iOpt = _getch();</text:p>
      <text:p text:style-name="P43"><text:s text:c="6"/>}</text:p>
      <text:p text:style-name="P43"><text:s text:c="6"/>while (iOpt != OP_EXIT </text:p>
      <text:p text:style-name="P43"><text:s text:c="10"/>&amp;&amp; iOpt != OP_STOP </text:p>
      <text:p text:style-name="P43"><text:s text:c="10"/>&amp;&amp; iOpt != OP_STEP </text:p>
      <text:p text:style-name="P43"><text:s text:c="10"/>&amp;&amp; (pModell-&gt;sSettings.eTSaveToFile == off || iOpt != OP_PRINT));</text:p>
      <text:p text:style-name="P43"><text:s text:c="3"/>}</text:p>
      <text:p text:style-name="P43"><text:s text:c="3"/>else</text:p>
      <text:p text:style-name="P43"><text:s text:c="3"/>{</text:p>
      <text:p text:style-name="P43"><text:s text:c="6"/>[ _kbhit() == 1 ]</text:p>
      <text:p text:style-name="P43"><text:s text:c="6"/>{</text:p>
      <text:p text:style-name="P43"><text:s text:c="9"/>iOpt = _getch();</text:p>
      <text:p text:style-name="P43"/>
      <text:p text:style-name="P43"><text:s text:c="9"/>[iOpt != OP_EXIT </text:p>
      <text:p text:style-name="P43"><text:s text:c="10"/>&amp;&amp; iOpt != OP_STOP </text:p>
      <text:p text:style-name="P43"><text:s text:c="10"/>&amp;&amp; (pModell-&gt;sSettings.eTSaveToFile == off || iOpt != OP_PRINT)]</text:p>
      <text:p text:style-name="P43"><text:s text:c="9"/>{</text:p>
      <text:p text:style-name="P43"><text:s text:c="12"/>iOpt = OP_DEFAULT;</text:p>
      <text:p text:style-name="P43"><text:s text:c="9"/>}</text:p>
      <text:p text:style-name="P43"><text:s text:c="6"/>}</text:p>
      <text:p text:style-name="P43"><text:s text:c="3"/>}</text:p>
      <text:p text:style-name="P43"/>
      <text:p text:style-name="P44"><text:s text:c="3"/>return iOpt;</text:p>
      <text:p text:style-name="P30"/>
      <text:p text:style-name="P41"/>
      <text:p text:style-name="Standard"><text:span text:style-name="T27"><text:s text:c="2"/></text:span><text:span text:style-name="T30">userinteractionSTEP1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43"/>
      <text:p text:style-name="P43"><text:s text:c="3"/>[pModell-&gt;sSettings.eMode == step1]</text:p>
      <text:p text:style-name="P43"><text:s text:c="3"/>{</text:p>
      <text:p text:style-name="P43"><text:s text:c="6"/>do</text:p>
      <text:p text:style-name="P43"><text:s text:c="6"/>{</text:p>
      <text:p text:style-name="P43"><text:s text:c="9"/>iOpt = _getch();</text:p>
      <text:p text:style-name="P43"><text:s text:c="6"/>}</text:p>
      <text:p text:style-name="P43"><text:s text:c="6"/>while (iOpt != OP_EXIT </text:p>
      <text:p text:style-name="P43"><text:s text:c="10"/>&amp;&amp; iOpt != OP_STOP </text:p>
      <text:p text:style-name="P43"><text:s text:c="10"/>&amp;&amp; iOpt != OP_STEP </text:p>
      <text:p text:style-name="P43"><text:s text:c="10"/>&amp;&amp; (pModell-&gt;sSettings.eTSaveToFile == off || iOpt != OP_PRINT));</text:p>
      <text:p text:style-name="P43"><text:s text:c="3"/>}</text:p>
      <text:p text:style-name="P43"><text:s text:c="2"/></text:p>
      <text:p text:style-name="P45"><text:s text:c="3"/>return iOpt;</text:p>
      <text:p text:style-name="P41"/>
      <text:p text:style-name="P31"><text:span text:style-name="T6"><text:s/></text:span>Umwandlung durch Farbschemas</text:p>
      <text:p text:style-name="P22"/>
      <text:p text:style-name="P16"><text:s text:c="5"/><text:span text:style-name="T1">Ausgehend von den komprimierten Zuständen:</text:span></text:p>
      <text:p text:style-name="P16"><text:s text:c="5"/>struct saveState ppsState[STREET_LENGTH][MAXTICKS]; <text:s text:c="613"/></text:p>
      <text:p text:style-name="P16"><text:s text:c="759"/></text:p>
      <text:p text:style-name="P16"><text:s text:c="5"/>struct saveState {</text:p>
      <text:p text:style-name="P16"><text:s text:c="8"/>unsigned int bEnable <text:s/>: <text:s/>1;</text:p>
      <text:p text:style-name="P16"><text:s text:c="8"/>unsigned int bIsInJam : <text:s/>1; </text:p>
      <text:p text:style-name="P16"><text:s text:c="8"/>unsigned int bVTotal <text:s/>: <text:s/>6;</text:p>
      <text:p text:style-name="P16"><text:s text:c="8"/>unsigned int bJamGroup: 24;</text:p>
      <text:p text:style-name="P16"><text:s text:c="5"/>}; <text:s text:c="7"/></text:p>
      <text:p text:style-name="P16"/>
      <text:p text:style-name="P16"><text:s text:c="5"/><text:span text:style-name="T49">Wird eine </text:span><text:span text:style-name="T51">*.bmp</text:span><text:span text:style-name="T49"> Datei der größe </text:span><text:span text:style-name="T51">STREET_LENGTH x MAXTICKS</text:span><text:span text:style-name="T49"> erzeugt. </text:span><text:s text:c="2"/></text:p>
      <text:p text:style-name="P16"/>
      <text:p text:style-name="P16"><text:s text:c="5"/><text:span text:style-name="T53">Zur Umwandlung stehen folgende </text:span><text:span text:style-name="T54">Farbschemas</text:span><text:span text:style-name="T53"> zur Verfügung:</text:span></text:p>
      <text:p text:style-name="P29"/>
      <text:p text:style-name="P16"><text:span text:style-name="T49"><text:s text:c="7"/>//TODO..</text:span> <text:s text:c="130"/></text:p>
      <text:p text:style-name="P16"><text:s text:c="139"/></text:p>
      <text:p text:style-name="P16"><text:s text:c="152"/></text:p>
      <text:p text:style-name="P16"><text:s text:c="145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78"/></text:p>
      <text:p text:style-name="P41"/>
      <text:p text:style-name="Standard"><text:span text:style-name="T27"><text:s text:c="2"/></text:span><text:span text:style-name="T30">Erweiterungen:</text:span><text:span text:style-name="T25"> <text:s text:c="2"/></text:span></text:p>
      <text:p text:style-name="P16"/>
      <text:list xml:id="list7583665786904149894" text:style-name="L1">
        <text:list-item>
          <text:list>
            <text:list-item>
              <text:p text:style-name="P46">write log of settings + gaugings </text:p>
              <text:p text:style-name="P46"/>
            </text:list-item>
            <text:list-item>
              <text:p text:style-name="P46">Farbschemas + safetoFile + safetofile_setting_window</text:p>
              <text:p text:style-name="P46"/>
            </text:list-item>
            <text:list-item>
              <text:p text:style-name="P46">Kommandozeilenparameter </text:p>
              <text:p text:style-name="P46">-#80 -vm20 -p33 -mQUIET -cON -idv50 -f123“test“</text:p>
              <text:p text:style-name="P46"/>
              <text:p text:style-name="P46">-#80: <text:s text:c="5"/>80 Autos.</text:p>
              <text:p text:style-name="P46">-vm20: <text:s text:c="4"/>Vmax = 20.</text:p>
              <text:p text:style-name="P46">-p33: <text:s text:c="5"/>P-DD = 33.</text:p>
              <text:p text:style-name="P46">-mQUIET: <text:s text:c="2"/>keine Ausgaben,</text:p>
              <text:p text:style-name="P46"><text:s text:c="11"/>nach der Simulation werden die Werte von Settings+Gaugings über stdout ausgegeben </text:p>
              <text:p text:style-name="P46"><text:s text:c="11"/>und nicht in ein logfile UND </text:p>
              <text:p text:style-name="P46"><text:s text:c="11"/>Programm beendet sich selbständig.</text:p>
              <text:p text:style-name="P46">-cON: <text:s text:c="5"/>Cruise-control = ON.</text:p>
              <text:p text:style-name="P46">-idv50: <text:s text:c="3"/>Increased delay at v=0: 50 (ON).</text:p>
              <text:p text:style-name="P46">-f123“test“: Save to file = ON, Farbschema = [F1,F2,F3], Filepath = “./test.bmp“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5T06:34:07.93</dc:date>
    <dc:creator>Daniel Fritsch</dc:creator>
    <meta:editing-duration>P1DT2H48M23S</meta:editing-duration>
    <meta:editing-cycles>797</meta:editing-cycles>
    <meta:generator>OpenOffice/4.1.2$Win32 OpenOffice.org_project/412m3$Build-9782</meta:generator>
    <meta:document-statistic meta:table-count="0" meta:image-count="0" meta:object-count="0" meta:page-count="17" meta:paragraph-count="438" meta:word-count="1977" meta:character-count="33539"/>
  </office:meta>
</office:document-meta>
</file>